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800000" style:text-outline="false" style:text-line-through-style="none" style:font-name="DejaVu Sans Mono" fo:font-size="9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.5pt" style:language-asian="en" style:country-asian="US" style:font-style-asian="normal" style:font-weight-asian="bold" style:font-size-complex="5.40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font-name="DejaVu Sans Mono" fo:font-size="9.5pt" fo:language="en" fo:country="US" fo:font-style="normal" fo:text-shadow="none" style:text-underline-style="none" style:text-underline-mode="continuous" style:text-overline-mode="continuous" style:text-line-through-mode="continuous" style:font-size-asian="9.5pt" style:language-asian="en" style:country-asian="US" style:font-style-asian="normal" style:font-size-complex="5.40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6"/>
    <style:style style:name="ce5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/>
          <table:table-cell table:number-columns-repeated="3"/>
          <table:table-cell table:style-name="Default" office:value-type="string">
            <text:p>em/el</text:p>
          </table:table-cell>
          <table:table-cell table:style-name="Default" office:value-type="string">
            <text:p>width/em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table:formula="of:=[.A2] * 16" office:value-type="float" office:value="384">
            <text:p>384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[.D2]/[.C2]" office:value-type="float" office:value="1.375">
            <text:p>1.375</text:p>
          </table:table-cell>
          <table:table-cell table:formula="of:=[.B2]/[.D2]" office:value-type="float" office:value="17.4545454545455">
            <text:p>17.45</text:p>
          </table:table-cell>
          <table:table-cell table:formula="of:=[.F2] / [.E2]" office:value-type="float" office:value="12.6942148760331">
            <text:p>12.69421487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A3] * 16"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formula="of:=[.D3]/[.C3]" office:value-type="float" office:value="1.4375">
            <text:p>1.438</text:p>
          </table:table-cell>
          <table:table-cell table:formula="of:=[.B3]/[.D3]" office:value-type="float" office:value="22.2608695652174">
            <text:p>22.26</text:p>
          </table:table-cell>
          <table:table-cell table:formula="of:=[.F3] / [.E3]" office:value-type="float" office:value="15.4858223062382">
            <text:p>15.485822306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[.A4] * 16" office:value-type="float" office:value="624">
            <text:p>624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formula="of:=[.D4]/[.C4]" office:value-type="float" office:value="1.5">
            <text:p>1.500</text:p>
          </table:table-cell>
          <table:table-cell table:formula="of:=[.B4]/[.D4]" office:value-type="float" office:value="26">
            <text:p>26.00</text:p>
          </table:table-cell>
          <table:table-cell table:formula="of:=[.F4] / [.E4]" office:value-type="float" office:value="17.3333333333333">
            <text:p>17.3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.A5] * 16" office:value-type="float" office:value="736">
            <text:p>73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 table:formula="of:=[.D5]/[.C5]" office:value-type="float" office:value="1.47058823529412">
            <text:p>1.471</text:p>
          </table:table-cell>
          <table:table-cell table:formula="of:=[.B5]/[.D5]" office:value-type="float" office:value="29.44">
            <text:p>29.44</text:p>
          </table:table-cell>
          <table:table-cell table:formula="of:=[.F5] / [.E5]" office:value-type="float" office:value="20.0192">
            <text:p>20.0192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[.A6] * 16" office:value-type="float" office:value="880">
            <text:p>88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6">
            <text:p>26</text:p>
          </table:table-cell>
          <table:table-cell table:formula="of:=[.D6]/[.C6]" office:value-type="float" office:value="1.44444444444444">
            <text:p>1.444</text:p>
          </table:table-cell>
          <table:table-cell table:formula="of:=[.B6]/[.D6]" office:value-type="float" office:value="33.8461538461538">
            <text:p>33.85</text:p>
          </table:table-cell>
          <table:table-cell table:formula="of:=[.F6] / [.E6]" office:value-type="float" office:value="23.4319526627219">
            <text:p>23.431952662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[.A7] * 16" office:value-type="float" office:value="1024">
            <text:p>102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7">
            <text:p>27</text:p>
          </table:table-cell>
          <table:table-cell table:formula="of:=[.D7]/[.C7]" office:value-type="float" office:value="1.42105263157895">
            <text:p>1.421</text:p>
          </table:table-cell>
          <table:table-cell table:formula="of:=[.B7]/[.D7]" office:value-type="float" office:value="37.9259259259259">
            <text:p>37.93</text:p>
          </table:table-cell>
          <table:table-cell table:formula="of:=[.F7] / [.E7]" office:value-type="float" office:value="26.6886145404664">
            <text:p>26.688614540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[.A8] * 16" office:value-type="float" office:value="1152">
            <text:p>115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formula="of:=[.D8]/[.C8]" office:value-type="float" office:value="1.5">
            <text:p>1.500</text:p>
          </table:table-cell>
          <table:table-cell table:formula="of:=[.B8]/[.D8]" office:value-type="float" office:value="38.4">
            <text:p>38.40</text:p>
          </table:table-cell>
          <table:table-cell table:formula="of:=[.F8] / [.E8]" office:value-type="float" office:value="25.6">
            <text:p>25.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[.A9] * 16" office:value-type="float" office:value="1344">
            <text:p>134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1">
            <text:p>31</text:p>
          </table:table-cell>
          <table:table-cell table:formula="of:=[.D9]/[.C9]" office:value-type="float" office:value="1.47619047619048">
            <text:p>1.476</text:p>
          </table:table-cell>
          <table:table-cell table:formula="of:=[.B9]/[.D9]" office:value-type="float" office:value="43.3548387096774">
            <text:p>43.35</text:p>
          </table:table-cell>
          <table:table-cell table:formula="of:=[.F9] / [.E9]" office:value-type="float" office:value="29.369406867846">
            <text:p>29.369406867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[.A10] * 16" office:value-type="float" office:value="1504">
            <text:p>150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4">
            <text:p>34</text:p>
          </table:table-cell>
          <table:table-cell table:formula="of:=[.D10]/[.C10]" office:value-type="float" office:value="1.54545454545455">
            <text:p>1.545</text:p>
          </table:table-cell>
          <table:table-cell table:formula="of:=[.B10]/[.D10]" office:value-type="float" office:value="44.2352941176471">
            <text:p>44.24</text:p>
          </table:table-cell>
          <table:table-cell table:formula="of:=[.F10] / [.E10]" office:value-type="float" office:value="28.6228373702422">
            <text:p>28.6228373702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[.A11] * 16" office:value-type="float" office:value="1632">
            <text:p>163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">
            <text:p>36</text:p>
          </table:table-cell>
          <table:table-cell table:formula="of:=[.D11]/[.C11]" office:value-type="float" office:value="1.5">
            <text:p>1.500</text:p>
          </table:table-cell>
          <table:table-cell table:formula="of:=[.B11]/[.D11]" office:value-type="float" office:value="45.3333333333333">
            <text:p>45.33</text:p>
          </table:table-cell>
          <table:table-cell table:formula="of:=[.F11] / [.E11]" office:value-type="float" office:value="30.2222222222222">
            <text:p>30.2222222222</text:p>
          </table:table-cell>
        </table:table-row>
        <table:table-row table:style-name="ro2" table:number-rows-repeated="2">
          <table:table-cell table:style-name="ce2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ce3"/>
          <table:table-cell table:number-columns-repeated="3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04/24/2012</text:date>, <text:time>06:4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4T06:31:51.35</meta:creation-date>
    <dc:date>2012-04-24T06:41:50.83</dc:date>
    <meta:editing-duration>PT10M1S</meta:editing-duration>
    <meta:editing-cycles>1</meta:editing-cycles>
    <meta:document-statistic meta:table-count="3" meta:cell-count="72" meta:object-count="0"/>
    <meta:generator>OpenOffice.org/3.3$Win32 OpenOffice.org_project/330m20$Build-9567</meta:generator>
  </office:meta>
</office:document-meta>
</file>